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</style:style>
    <style:style style:name="P2" style:family="paragraph" style:parent-style-name="Heading_20_1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2d883"/>
    </style:style>
    <style:style style:name="P3" style:family="paragraph" style:parent-style-name="Heading_20_1">
      <loext:graphic-properties draw:fill="none"/>
      <style:paragraph-properties fo:margin-left="0in" fo:margin-right="0in" fo:margin-top="0in" fo:margin-bottom="0in" style:contextual-spacing="false" fo:text-indent="0in" style:auto-text-indent="false" fo:break-before="page" fo:background-color="transparent"/>
      <style:text-properties officeooo:paragraph-rsid="0002d883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officeooo:paragraph-rsid="0002d883"/>
    </style:style>
    <style:style style:name="P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</style:style>
    <style:style style:name="P6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officeooo:paragraph-rsid="0002d883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officeooo:paragraph-rsid="0002d883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reak-before="page" fo:background-color="transparent"/>
      <style:text-properties officeooo:paragraph-rsid="0002d883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</style:style>
    <style:style style:name="P1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</style:style>
    <style:style style:name="P12" style:family="paragraph" style:parent-style-name="Text_20_body">
      <loext:graphic-properties draw:fill="none"/>
      <style:paragraph-properties fo:margin-left="0in" fo:margin-right="0in" fo:margin-top="0.1in" fo:margin-bottom="0in" style:contextual-spacing="false" fo:text-indent="0in" style:auto-text-indent="false" fo:background-color="transparent"/>
    </style:style>
    <style:style style:name="P13" style:family="paragraph" style:parent-style-name="Text_20_body" style:master-page-name="">
      <loext:graphic-properties draw:fill="none"/>
      <style:paragraph-properties fo:margin-left="0.240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02d883"/>
    </style:style>
    <style:style style:name="P14" style:family="paragraph" style:parent-style-name="Text_20_body">
      <loext:graphic-properties draw:fill="none"/>
      <style:paragraph-properties fo:margin-left="0.2402in" fo:margin-right="0in" fo:margin-top="0in" fo:margin-bottom="0in" style:contextual-spacing="false" fo:line-height="115%" fo:text-indent="0in" style:auto-text-indent="false" fo:break-before="page" fo:background-color="transparent"/>
      <style:text-properties officeooo:paragraph-rsid="0002d883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976. Minimum Cost to Convert String I</text:h>
      <text:p text:style-name="P10">You are given two <text:span text:style-name="Strong_20_Emphasis"><text:span text:style-name="T1">0-indexed</text:span></text:span> strings <text:span text:style-name="Source_20_Text"><text:span text:style-name="T2">source</text:span></text:span> and <text:span text:style-name="Source_20_Text"><text:span text:style-name="T2">target</text:span></text:span>, both of length <text:span text:style-name="Source_20_Text"><text:span text:style-name="T2">n</text:span></text:span> and consisting of <text:span text:style-name="Strong_20_Emphasis"><text:span text:style-name="T1">lowercase</text:span></text:span> English letters. You are also given two <text:span text:style-name="Strong_20_Emphasis"><text:span text:style-name="T1">0-indexed</text:span></text:span> character arrays <text:span text:style-name="Source_20_Text"><text:span text:style-name="T2">original</text:span></text:span> and <text:span text:style-name="Source_20_Text"><text:span text:style-name="T2">changed</text:span></text:span>, and an integer array <text:span text:style-name="Source_20_Text"><text:span text:style-name="T2">cost</text:span></text:span>, where <text:span text:style-name="Source_20_Text"><text:span text:style-name="T2">cost[i]</text:span></text:span> represents the cost of changing the character <text:span text:style-name="Source_20_Text"><text:span text:style-name="T2">original[i]</text:span></text:span> to the character <text:span text:style-name="Source_20_Text"><text:span text:style-name="T2">changed[i]</text:span></text:span>.</text:p>
      <text:p text:style-name="P10">You start with the string <text:span text:style-name="Source_20_Text"><text:span text:style-name="T2">source</text:span></text:span>. In one operation, you can pick a character <text:span text:style-name="Source_20_Text"><text:span text:style-name="T2">x</text:span></text:span> from the string and change it to the character <text:span text:style-name="Source_20_Text"><text:span text:style-name="T2">y</text:span></text:span> at a cost of <text:span text:style-name="Source_20_Text"><text:span text:style-name="T2">z</text:span></text:span> <text:span text:style-name="Strong_20_Emphasis"><text:span text:style-name="T1">if</text:span></text:span> there exists <text:span text:style-name="Strong_20_Emphasis"><text:span text:style-name="T1">any</text:span></text:span> index <text:span text:style-name="Source_20_Text"><text:span text:style-name="T2">j</text:span></text:span> such that <text:span text:style-name="Source_20_Text"><text:span text:style-name="T2">cost[j] == z</text:span></text:span>, <text:span text:style-name="Source_20_Text"><text:span text:style-name="T2">original[j] == x</text:span></text:span>, and <text:span text:style-name="Source_20_Text"><text:span text:style-name="T2">changed[j] == y</text:span></text:span>.</text:p>
      <text:p text:style-name="P10">Return <text:span text:style-name="Emphasis"><text:span text:style-name="T1">the </text:span></text:span><text:span text:style-name="Emphasis"><text:span text:style-name="Strong_20_Emphasis"><text:span text:style-name="T1">minimum</text:span></text:span></text:span><text:span text:style-name="Emphasis"><text:span text:style-name="T1"> cost to convert the string </text:span></text:span><text:span text:style-name="Source_20_Text"><text:span text:style-name="T2">source</text:span></text:span><text:span text:style-name="Emphasis"><text:span text:style-name="T1"> to the string </text:span></text:span><text:span text:style-name="Source_20_Text"><text:span text:style-name="T2">target</text:span></text:span><text:span text:style-name="Emphasis"><text:span text:style-name="T1"> using </text:span></text:span><text:span text:style-name="Emphasis"><text:span text:style-name="Strong_20_Emphasis"><text:span text:style-name="T1">any</text:span></text:span></text:span><text:span text:style-name="Emphasis"><text:span text:style-name="T1"> number of operations. If it is impossible to convert</text:span></text:span> <text:span text:style-name="Source_20_Text"><text:span text:style-name="T2">source</text:span></text:span> <text:span text:style-name="Emphasis"><text:span text:style-name="T1">to</text:span></text:span> <text:span text:style-name="Source_20_Text"><text:span text:style-name="T2">target</text:span></text:span>, <text:span text:style-name="Emphasis"><text:span text:style-name="T1">return</text:span></text:span> <text:span text:style-name="Source_20_Text"><text:span text:style-name="T2">-1</text:span></text:span>.</text:p>
      <text:p text:style-name="P10"><text:span text:style-name="Strong_20_Emphasis"><text:span text:style-name="T1">Note</text:span></text:span> that there may exist indices <text:span text:style-name="Source_20_Text"><text:span text:style-name="T2">i</text:span></text:span>, <text:span text:style-name="Source_20_Text"><text:span text:style-name="T2">j</text:span></text:span> such that <text:span text:style-name="Source_20_Text"><text:span text:style-name="T2">original[j] == original[i]</text:span></text:span> and <text:span text:style-name="Source_20_Text"><text:span text:style-name="T2">changed[j] == changed[i]</text:span></text:span>.</text:p>
      <text:p text:style-name="P10"><text:span text:style-name="Strong_20_Emphasis"><text:span text:style-name="T1">Example 1:</text:span></text:span></text:p>
      <text:p text:style-name="P5"><text:span text:style-name="Strong_20_Emphasis"><text:span text:style-name="T1">Input:</text:span></text:span> source = "abcd", target = "acbe", original = ["a","b","c","c","e","d"], changed = ["b","c","b","e","b","e"], cost = [2,5,5,1,2,20]</text:p>
      <text:p text:style-name="P5"><text:span text:style-name="Strong_20_Emphasis"><text:span text:style-name="T1">Output:</text:span></text:span> 28</text:p>
      <text:p text:style-name="P5"><text:span text:style-name="Strong_20_Emphasis"><text:span text:style-name="T1">Explanation:</text:span></text:span> To convert the string "abcd" to string "acbe":</text:p>
      <text:p text:style-name="P5">- Change value at index 1 from 'b' to 'c' at a cost of 5.</text:p>
      <text:p text:style-name="P5">- Change value at index 2 from 'c' to 'e' at a cost of 1.</text:p>
      <text:p text:style-name="P5">- Change value at index 2 from 'e' to 'b' at a cost of 2.</text:p>
      <text:p text:style-name="P5">- Change value at index 3 from 'd' to 'e' at a cost of 20.</text:p>
      <text:p text:style-name="P5">The total cost incurred is 5 + 1 + 2 + 20 = 28.</text:p>
      <text:p text:style-name="P5">It can be shown that this is the minimum possible cost.</text:p>
      <text:p text:style-name="P10"><text:span text:style-name="Strong_20_Emphasis"><text:span text:style-name="T1">Example 2:</text:span></text:span></text:p>
      <text:p text:style-name="P5"><text:span text:style-name="Strong_20_Emphasis"><text:span text:style-name="T1">Input:</text:span></text:span> source = "aaaa", target = "bbbb", original = ["a","c"], changed = ["c","b"], cost = [1,2]</text:p>
      <text:p text:style-name="P5"><text:span text:style-name="Strong_20_Emphasis"><text:span text:style-name="T1">Output:</text:span></text:span> 12</text:p>
      <text:p text:style-name="P4"><text:span text:style-name="Strong_20_Emphasis"><text:span text:style-name="T1">Explanation:</text:span></text:span> To change the character 'a' to 'b' change the character 'a' to 'c' at a cost of 1, followed by changing the character 'c' to 'b' at a cost of 2, for a total cost of 1 + 2 = 3. To change all occurrences of 'a' to 'b', a total cost of 3 * 4 = 12 is incurred.</text:p>
      <text:p text:style-name="P7"><text:span text:style-name="Strong_20_Emphasis"><text:span text:style-name="T1">Example 3:</text:span></text:span></text:p>
      <text:p text:style-name="P5"><text:span text:style-name="Strong_20_Emphasis"><text:span text:style-name="T1">Input:</text:span></text:span> source = "abcd", target = "abce", original = ["a"], changed = ["e"], cost = [10000]</text:p>
      <text:p text:style-name="P5"><text:span text:style-name="Strong_20_Emphasis"><text:span text:style-name="T1">Output:</text:span></text:span> -1</text:p>
      <text:p text:style-name="P5"><text:span text:style-name="Strong_20_Emphasis"><text:span text:style-name="T1">Explanation:</text:span></text:span> It is impossible to convert source to target because the value at index 3 cannot be changed from 'd' to 'e'.</text:p>
      <text:p text:style-name="P10"><text:span text:style-name="Strong_20_Emphasis"><text:span text:style-name="T1">Constraints:</text:span></text:span></text:p>
      <text:list xml:id="list2422471455" text:style-name="L1">
        <text:list-item>
          <text:p text:style-name="P6"><text:span text:style-name="Source_20_Text"><text:span text:style-name="T2">1 &lt;= source.length == target.length &lt;= 10</text:span></text:span><text:span text:style-name="Source_20_Text"><text:span text:style-name="T1">5</text:span></text:span></text:p>
        </text:list-item>
        <text:list-item>
          <text:p text:style-name="P6"><text:span text:style-name="Source_20_Text"><text:span text:style-name="T2">source</text:span></text:span>, <text:span text:style-name="Source_20_Text"><text:span text:style-name="T2">target</text:span></text:span> consist of lowercase English letters.</text:p>
        </text:list-item>
        <text:list-item>
          <text:p text:style-name="P6"><text:span text:style-name="Source_20_Text"><text:span text:style-name="T2">1 &lt;= cost.length == original.length == changed.length &lt;= 2000</text:span></text:span></text:p>
        </text:list-item>
        <text:list-item>
          <text:p text:style-name="P6"><text:span text:style-name="Source_20_Text"><text:span text:style-name="T2">original[i]</text:span></text:span>, <text:span text:style-name="Source_20_Text"><text:span text:style-name="T2">changed[i]</text:span></text:span> are lowercase English letters.</text:p>
        </text:list-item>
        <text:list-item>
          <text:p text:style-name="P6"><text:span text:style-name="Source_20_Text"><text:span text:style-name="T2">1 &lt;= cost[i] &lt;= 10</text:span></text:span><text:span text:style-name="Source_20_Text"><text:span text:style-name="T1">6</text:span></text:span></text:p>
        </text:list-item>
        <text:list-item>
          <text:p text:style-name="P6"><text:span text:style-name="Source_20_Text"><text:span text:style-name="T2">original[i] != changed[i]</text:span></text:span></text:p>
        </text:list-item>
      </text:list>
      <text:h text:style-name="P2" text:outline-level="1"><text:soft-page-break/>2976. Minimum Cost to Convert String I</text:h>
      <text:p text:style-name="P11">/*</text:p>
      <text:p text:style-name="P11"><text:s text:c="4"/>run over all letters + Dijkstra (TLE)</text:p>
      <text:p text:style-name="P11"><text:s text:c="4"/>Time complexity: O(nmlog26)=O(nm)</text:p>
      <text:p text:style-name="P11"><text:s text:c="4"/>Extra space complexity: O(26*2m+m+26+26)</text:p>
      <text:p text:style-name="P11">*/</text:p>
      <text:p text:style-name="P11">typedef std::vector&lt;bool&gt; vb;</text:p>
      <text:p text:style-name="P11">typedef std::vector&lt;long long&gt; vi;</text:p>
      <text:p text:style-name="P11">typedef std::pair&lt;long long, long long&gt; ii;</text:p>
      <text:p text:style-name="P11">typedef std::vector&lt;ii&gt; vii;</text:p>
      <text:p text:style-name="P11">typedef std::vector&lt;vii&gt; vvii;</text:p>
      <text:p text:style-name="P11">class Solution {</text:p>
      <text:p text:style-name="P11"><text:s text:c="4"/>public:</text:p>
      <text:p text:style-name="P11"><text:s text:c="8"/>vvii graph;</text:p>
      <text:p text:style-name="P11"><text:s text:c="4"/>public:</text:p>
      <text:p text:style-name="P11"><text:s text:c="8"/>void build_graph(int m,std::string&amp; source, std::string&amp; target, vector&lt;char&gt;&amp; original, std::vector&lt;char&gt;&amp; changed, std::vector&lt;int&gt;&amp; cost){</text:p>
      <text:p text:style-name="P11"><text:s text:c="12"/>graph.resize(26);</text:p>
      <text:p text:style-name="P11"><text:s text:c="12"/>for(int i=0;i&lt;m;++i){</text:p>
      <text:p text:style-name="P11"><text:s text:c="16"/>int u=original[i]-'a';</text:p>
      <text:p text:style-name="P11"><text:s text:c="16"/>int v=changed[i]-'a';</text:p>
      <text:p text:style-name="P11"><text:s text:c="16"/>int w=cost[i];</text:p>
      <text:p text:style-name="P11"><text:s text:c="16"/>graph[u].push_back({v,w});</text:p>
      <text:p text:style-name="P11"><text:s text:c="12"/>}</text:p>
      <text:p text:style-name="P11"><text:s text:c="8"/>}</text:p>
      <text:p text:style-name="P13"/>
      <text:p text:style-name="P14">void dijkstra(int start,int end,vi&amp; distances,vb&amp; visited){</text:p>
      <text:p text:style-name="P12"><text:s text:c="12"/>distances[start]=0;</text:p>
      <text:p text:style-name="P12"><text:s text:c="12"/>std::priority_queue&lt;ii,vii,std::greater&lt;ii&gt;&gt; q;</text:p>
      <text:p text:style-name="P12"><text:s text:c="12"/>q.push({0,start});</text:p>
      <text:p text:style-name="P12"><text:s text:c="12"/>while(!q.empty()){</text:p>
      <text:p text:style-name="P12"><text:s text:c="16"/>auto [cur_dis,u]=q.top();</text:p>
      <text:p text:style-name="P12"><text:s text:c="16"/>q.pop();</text:p>
      <text:p text:style-name="P12"><text:s text:c="16"/>if(u==end) break;</text:p>
      <text:p text:style-name="P12"><text:s text:c="16"/>if(visited[u]) continue;</text:p>
      <text:p text:style-name="P12"><text:s text:c="16"/>visited[u]=true;</text:p>
      <text:p text:style-name="P12"><text:s text:c="16"/>for(auto&amp; [v,w]: graph[u]){</text:p>
      <text:p text:style-name="P12"><text:s text:c="20"/>if(distances[v]&gt;distances[u]+w){</text:p>
      <text:p text:style-name="P12"><text:s text:c="24"/>distances[v]=distances[u]+w;</text:p>
      <text:p text:style-name="P12"><text:s text:c="24"/>q.push({distances[v],v});</text:p>
      <text:p text:style-name="P12"><text:s text:c="20"/>}</text:p>
      <text:p text:style-name="P12"><text:s text:c="16"/>}</text:p>
      <text:p text:style-name="P12"><text:s text:c="12"/>}</text:p>
      <text:p text:style-name="P12"><text:s text:c="8"/>}</text:p>
      <text:p text:style-name="P11"/>
      <text:p text:style-name="P8"><text:s text:c="7"/></text:p>
      <text:p text:style-name="P9"><text:s/>long long minimumCost(std::string source, std::string target, vector&lt;char&gt;&amp; original, std::vector&lt;char&gt;&amp; changed, std::vector&lt;int&gt;&amp; cost) {</text:p>
      <text:p text:style-name="P11"><text:s text:c="12"/>int n=source.size();</text:p>
      <text:p text:style-name="P11"><text:s text:c="12"/>int m=original.size();</text:p>
      <text:p text:style-name="P11"><text:s text:c="12"/></text:p>
      <text:p text:style-name="P11"><text:s text:c="12"/>build_graph(m,source,target,original,changed,cost);</text:p>
      <text:p text:style-name="P11"><text:s text:c="12"/></text:p>
      <text:p text:style-name="P11"><text:s text:c="12"/>long long <text:s/>ans=0;</text:p>
      <text:p text:style-name="P11"><text:s text:c="12"/>for(int i=0;i&lt;n;++i){</text:p>
      <text:p text:style-name="P11"><text:s text:c="16"/>int start=source[i]-'a';</text:p>
      <text:p text:style-name="P11"><text:s text:c="16"/>int end=target[i]-'a';</text:p>
      <text:p text:style-name="P11"><text:s text:c="16"/>if(start==end) continue;</text:p>
      <text:p text:style-name="P11"><text:s text:c="16"/>vi distances(26,LLONG_MAX);</text:p>
      <text:p text:style-name="P11"><text:s text:c="16"/>vb visited(26,false);</text:p>
      <text:p text:style-name="P11"/>
      <text:p text:style-name="P11"><text:s text:c="16"/>dijkstra(start,end,distances,visited);</text:p>
      <text:p text:style-name="P11"/>
      <text:p text:style-name="P11"><text:s text:c="16"/>if(distances[end]!=LLONG_MAX) ans+=distances[end];</text:p>
      <text:p text:style-name="P11"><text:s text:c="16"/>else return -1;</text:p>
      <text:p text:style-name="P11"><text:s text:c="12"/>}</text:p>
      <text:p text:style-name="P11"><text:s text:c="10"/></text:p>
      <text:p text:style-name="P11"><text:s text:c="12"/>return ans;</text:p>
      <text:p text:style-name="P11"><text:s text:c="8"/>}</text:p>
      <text:p text:style-name="P11">};</text:p>
      <text:h text:style-name="P3" text:outline-level="1">2976. Minimum Cost to Convert String I</text:h>
      <text:p text:style-name="P8">/*</text:p>
      <text:p text:style-name="P8"><text:s text:c="4"/>Just 26 letters(to avoid re-computation)+Dijkstra</text:p>
      <text:p text:style-name="P8"><text:s text:c="4"/>Time complexity: O(m+n)</text:p>
      <text:p text:style-name="P8"><text:s text:c="4"/>Extra space complexity: O(2*26+26m+26+m)</text:p>
      <text:p text:style-name="P8">*/</text:p>
      <text:p text:style-name="P8">typedef std::vector&lt;bool&gt; vb;</text:p>
      <text:p text:style-name="P8">typedef std::vector&lt;long long&gt; vi;</text:p>
      <text:p text:style-name="P8">typedef std::vector&lt;vi&gt; vvi;</text:p>
      <text:p text:style-name="P8">typedef std::pair&lt;long long, long long&gt; ii;</text:p>
      <text:p text:style-name="P8">typedef std::vector&lt;ii&gt; vii;</text:p>
      <text:p text:style-name="P8">typedef std::vector&lt;vii&gt; vvii;</text:p>
      <text:p text:style-name="P8">class Solution {</text:p>
      <text:p text:style-name="P8"><text:s text:c="4"/>public:</text:p>
      <text:p text:style-name="P8"><text:s text:c="8"/>vvii graph;</text:p>
      <text:p text:style-name="P8"><text:s text:c="4"/>public:</text:p>
      <text:p text:style-name="P8"><text:s text:c="8"/>void build_graph(int m,std::string&amp; source, std::string&amp; target, vector&lt;char&gt;&amp; original, std::vector&lt;char&gt;&amp; changed, std::vector&lt;int&gt;&amp; cost){</text:p>
      <text:p text:style-name="P8"><text:s text:c="12"/>graph.resize(26);</text:p>
      <text:p text:style-name="P8"><text:s text:c="12"/>for(int i=0;i&lt;m;++i){</text:p>
      <text:p text:style-name="P8"><text:s text:c="16"/>int u=original[i]-'a';</text:p>
      <text:p text:style-name="P8"><text:s text:c="16"/>int v=changed[i]-'a';</text:p>
      <text:p text:style-name="P8"><text:s text:c="16"/>int w=cost[i];</text:p>
      <text:p text:style-name="P8"><text:s text:c="16"/>graph[u].push_back({v,w});</text:p>
      <text:p text:style-name="P8"><text:s text:c="12"/>}</text:p>
      <text:p text:style-name="P8"><text:s text:c="8"/>}</text:p>
      <text:p text:style-name="P8"/>
      <text:p text:style-name="P8"><text:s text:c="8"/></text:p>
      <text:p text:style-name="P9">void dijkstra(int start,vi&amp; distances,vb&amp; visited){</text:p>
      <text:p text:style-name="P8"><text:s text:c="12"/>distances[start]=0;</text:p>
      <text:p text:style-name="P8"/>
      <text:p text:style-name="P8"><text:s text:c="12"/>std::priority_queue&lt;ii,vii,std::greater&lt;ii&gt;&gt; q;</text:p>
      <text:p text:style-name="P8"/>
      <text:p text:style-name="P8"><text:s text:c="12"/>q.push({0,start});</text:p>
      <text:p text:style-name="P8"/>
      <text:p text:style-name="P8"><text:s text:c="12"/>while(!q.empty()){</text:p>
      <text:p text:style-name="P8"><text:s text:c="16"/>auto [cur_dis,u]=q.top();</text:p>
      <text:p text:style-name="P8"><text:s text:c="16"/>q.pop();</text:p>
      <text:p text:style-name="P8"><text:s text:c="16"/></text:p>
      <text:p text:style-name="P8"><text:s text:c="16"/>if(visited[u]) continue;</text:p>
      <text:p text:style-name="P8"/>
      <text:p text:style-name="P8"><text:s text:c="16"/>visited[u]=true;</text:p>
      <text:p text:style-name="P8"/>
      <text:p text:style-name="P8"><text:s text:c="16"/>for(auto&amp; [v,w]: graph[u]){</text:p>
      <text:p text:style-name="P8"><text:s text:c="20"/>if(distances[v]&gt;distances[u]+w){</text:p>
      <text:p text:style-name="P8"><text:s text:c="24"/>distances[v]=distances[u]+w;</text:p>
      <text:p text:style-name="P8"><text:s text:c="24"/>q.push({distances[v],v});</text:p>
      <text:p text:style-name="P8"><text:s text:c="20"/>}</text:p>
      <text:p text:style-name="P8"><text:s text:c="16"/>}</text:p>
      <text:p text:style-name="P8"><text:s text:c="12"/>}</text:p>
      <text:p text:style-name="P8"><text:s text:c="8"/>}</text:p>
      <text:p text:style-name="P8"/>
      <text:p text:style-name="P8"><text:s text:c="7"/></text:p>
      <text:p text:style-name="P9">long long minimumCost(std::string source, std::string target, vector&lt;char&gt;&amp; original, std::vector&lt;char&gt;&amp; changed, std::vector&lt;int&gt;&amp; cost) {</text:p>
      <text:p text:style-name="P8"><text:s text:c="12"/>int n=source.size();</text:p>
      <text:p text:style-name="P8"><text:s text:c="12"/>int m=original.size();</text:p>
      <text:p text:style-name="P8"><text:s text:c="12"/></text:p>
      <text:p text:style-name="P8"><text:s text:c="12"/>build_graph(m,source,target,original,changed,cost);</text:p>
      <text:p text:style-name="P8"><text:s text:c="12"/></text:p>
      <text:p text:style-name="P8"><text:s text:c="12"/>vvi distances(26,vi(26,LLONG_MAX));</text:p>
      <text:p text:style-name="P8"><text:s text:c="12"/>for(int u=0;u&lt;26;++u) {</text:p>
      <text:p text:style-name="P8"><text:s text:c="16"/>vb visited(26,false);</text:p>
      <text:p text:style-name="P8"><text:s text:c="16"/>dijkstra(u,distances[u],visited);</text:p>
      <text:p text:style-name="P8"><text:s text:c="12"/>}</text:p>
      <text:p text:style-name="P8"/>
      <text:p text:style-name="P8"><text:s text:c="12"/>long long <text:s/>ans=0;</text:p>
      <text:p text:style-name="P8"><text:s text:c="12"/>for(int i=0;i&lt;n;++i){</text:p>
      <text:p text:style-name="P8"><text:s text:c="16"/>int start=source[i]-'a';</text:p>
      <text:p text:style-name="P8"><text:s text:c="16"/>int end=target[i]-'a';</text:p>
      <text:p text:style-name="P8"><text:s text:c="14"/></text:p>
      <text:p text:style-name="P8"><text:s text:c="16"/>if(distances[start][end]!=LLONG_MAX) ans+=distances[start][end];</text:p>
      <text:p text:style-name="P8"><text:s text:c="16"/>else return -1;</text:p>
      <text:p text:style-name="P8"><text:s text:c="12"/>}</text:p>
      <text:p text:style-name="P8"><text:s text:c="10"/></text:p>
      <text:p text:style-name="P8"><text:s text:c="12"/>return ans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2:45:01.847445737</meta:creation-date>
    <dc:date>2024-07-27T12:49:50.765392797</dc:date>
    <meta:editing-duration>PT4M4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7" meta:paragraph-count="163" meta:word-count="724" meta:character-count="6676" meta:non-whitespace-character-count="4734"/>
  </office:meta>
</office:document-meta>
</file>